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43000000A5794E6C5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ésentation_25_20Géo-notes">
      <style:graphic-properties draw:fill-color="#ffffff" draw:auto-grow-height="true" fo:min-height="13.364cm"/>
    </style:style>
    <style:style style:name="P1" style:family="paragraph">
      <style:text-properties fo:color="#004586" fo:font-family="'DejaVu Sans Condensed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color="#004586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004586" fo:font-family="'DejaVu Sans Condensed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fo:color="#004586" fo:font-family="'DejaVu Sans Condensed'" style:font-family-generic="swiss" style:font-pitch="variable" fo:font-size="16pt" style:font-size-asian="16pt" style:font-size-complex="16pt"/>
    </style:style>
    <style:style style:name="P5" style:family="paragraph">
      <style:text-properties fo:color="#004586" fo:font-family="'DejaVu Sans Condensed'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6" style:family="paragraph">
      <style:text-properties fo:color="#004586" fo:font-size="22pt" style:font-size-asian="22pt" style:font-size-complex="22pt"/>
    </style:style>
    <style:style style:name="P7" style:family="paragraph">
      <style:text-properties fo:font-size="20pt"/>
    </style:style>
    <style:style style:name="T1" style:family="text">
      <style:text-properties fo:color="#004586" fo:font-family="'DejaVu Sans Condensed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4586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4586" fo:font-family="'DejaVu Sans Condensed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4586" fo:font-family="'DejaVu Sans Condensed'" style:font-family-generic="swiss" style:font-pitch="variable" fo:font-size="16pt" style:font-size-asian="16pt" style:font-size-complex="16pt"/>
    </style:style>
    <style:style style:name="T5" style:family="text">
      <style:text-properties fo:color="#004586" fo:font-family="'DejaVu Sans Condensed'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color="#004586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ésentation_25_20Géo" presentation:presentation-page-layout-name="AL1T0">
        <office:forms form:automatic-focus="false" form:apply-design-mode="false"/>
        <draw:frame draw:style-name="gr1" draw:text-style-name="P1" draw:layer="layout" svg:width="11.6cm" svg:height="2.545cm" svg:x="12.4cm" svg:y="4cm">
          <draw:text-box>
            <text:p><text:span text:style-name="T1">Libération du géocodage</text:span></text:p>
          </draw:text-box>
        </draw:frame>
        <draw:frame draw:style-name="gr1" draw:text-style-name="P2" draw:layer="layout" svg:width="11.6cm" svg:height="3.535cm" svg:x="12.4cm" svg:y="7.8cm">
          <draw:text-box>
            <text:p><text:span text:style-name="T2">Données d'adresses publiques et ouvertes en Europe et techniques libres pour le géocodage</text:span></text:p>
          </draw:text-box>
        </draw:frame>
        <draw:frame draw:style-name="gr1" draw:text-style-name="P3" draw:layer="layout" svg:width="11.6cm" svg:height="0.903cm" svg:x="12.4cm" svg:y="11.9cm">
          <draw:text-box>
            <text:p><text:span text:style-name="T3">Moritz Lennert</text:span></text:p>
          </draw:text-box>
        </draw:frame>
        <draw:frame draw:style-name="gr2" draw:text-style-name="P4" draw:layer="layout" svg:width="7.792cm" svg:height="1.555cm" svg:x="12.4cm" svg:y="19.2cm">
          <draw:text-box>
            <text:p><text:span text:style-name="T4">Faculté des Sciences</text:span><text:span text:style-name="T4"><text:line-break/></text:span><text:span text:style-name="T4">Département de Géographi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ésentation_25_20Géo">
        <office:forms form:automatic-focus="false" form:apply-design-mode="false"/>
        <draw:frame draw:style-name="gr1" draw:text-style-name="P5" draw:layer="layout" svg:width="11.6cm" svg:height="2.385cm" svg:x="9.8cm" svg:y="2.882cm">
          <draw:text-box>
            <text:p><text:span text:style-name="T5">Un besoin croissant pour le géocodage</text:span></text:p>
          </draw:text-box>
        </draw:frame>
        <draw:frame draw:style-name="gr4" draw:text-style-name="P6" draw:layer="layout" svg:width="16cm" svg:height="13.271cm" svg:x="10.2cm" svg:y="6cm">
          <draw:text-box>
            <text:list text:style-name="L2">
              <text:list-item>
                <text:p xml:id="id1" text:id="id1"><text:span text:style-name="T6">La localisation comme variable importante dans beaucoup d'applications</text:span></text:p>
                <text:list>
                  <text:list-item>
                    <text:p xml:id="id2" text:id="id2"><text:span text:style-name="T6">recherche d'itinéraires</text:span></text:p>
                  </text:list-item>
                  <text:list-item>
                    <text:p xml:id="id3" text:id="id3"><text:span text:style-name="T6">réalité augmentée</text:span></text:p>
                  </text:list-item>
                  <text:list-item>
                    <text:p xml:id="id4" text:id="id4"><text:span text:style-name="T6">etc</text:span></text:p>
                  </text:list-item>
                </text:list>
              </text:list-item>
              <text:list-item>
                <text:p xml:id="id5" text:id="id5"><text:span text:style-name="T6">De plus en plus de données disponibles avec adresse</text:span></text:p>
                <text:list>
                  <text:list-item>
                    <text:p xml:id="id6" text:id="id6"><text:span text:style-name="T6">registres publiques</text:span></text:p>
                  </text:list-item>
                  <text:list-item>
                    <text:p xml:id="id7" text:id="id7"><text:span text:style-name="T6">données commerciales (cartes de fidélité, etc)</text:span></text:p>
                  </text:list-item>
                </text:list>
              </text:list-item>
              <text:list-item>
                <text:p xml:id="id8" text:id="id8"><text:span text:style-name="T6">Intérêt dans la recherche et l'analyse statistique pour géocodage précis</text:span></text:p>
                <text:list>
                  <text:list-item>
                    <text:p xml:id="id9" text:id="id9"><text:span text:style-name="T6">Sortir des contraintes des unités statistico-administratives</text:span></text:p>
                  </text:list-item>
                  <text:list-item>
                    <text:p xml:id="id10" text:id="id10"><text:span text:style-name="T6">Croisement plus flexible de donné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ésentation_25_20Géo">
        <office:forms form:automatic-focus="false" form:apply-design-mode="false"/>
        <draw:frame draw:style-name="gr1" draw:text-style-name="P5" draw:layer="layout" svg:width="12.852cm" svg:height="2.385cm" svg:x="10.3cm" svg:y="2.882cm">
          <draw:text-box>
            <text:p><text:span text:style-name="T5">Solutions existantes de géocodage</text:span></text:p>
          </draw:text-box>
        </draw:frame>
        <draw:frame draw:style-name="gr5" draw:text-style-name="P6" draw:layer="layout" svg:width="16.057cm" svg:height="10.667cm" svg:x="10.743cm" svg:y="5.6cm">
          <draw:text-box>
            <text:list text:style-name="L2">
              <text:list-item>
                <text:p xml:id="id11" text:id="id11"><text:span text:style-name="T6"><text:s/></text:span><text:span text:style-name="T6">Solutions propriétaires</text:span></text:p>
                <text:list>
                  <text:list-item>
                    <text:p xml:id="id12" text:id="id12"><text:span text:style-name="T6">Données propriétaires</text:span></text:p>
                    <text:list>
                      <text:list-item>
                        <text:p xml:id="id13" text:id="id13"><text:span text:style-name="T6">TéléAtlas, Navteq</text:span></text:p>
                      </text:list-item>
                      <text:list-item>
                        <text:p xml:id="id14" text:id="id14"><text:span text:style-name="T6">Google</text:span></text:p>
                      </text:list-item>
                      <text:list-item>
                        <text:p xml:id="id15" text:id="id15"><text:span text:style-name="T6">Données publiques</text:span></text:p>
                      </text:list-item>
                    </text:list>
                  </text:list-item>
                  <text:list-item>
                    <text:p xml:id="id16" text:id="id16"><text:span text:style-name="T6">Algorithmes propriétaires</text:span></text:p>
                    <text:list>
                      <text:list-item>
                        <text:p xml:id="id17" text:id="id17"><text:span text:style-name="T6">Applications desktop</text:span></text:p>
                      </text:list-item>
                      <text:list-item>
                        <text:p xml:id="id18" text:id="id18"><text:span text:style-name="T6">Web services</text:span></text:p>
                      </text:list-item>
                    </text:list>
                  </text:list-item>
                  <text:list-item>
                    <text:p xml:id="id19" text:id="id19"><text:span text:style-name="T6">Limitations</text:span></text:p>
                    <text:list>
                      <text:list-item>
                        <text:p xml:id="id20" text:id="id20"><text:span text:style-name="T6">Coût</text:span></text:p>
                      </text:list-item>
                      <text:list-item>
                        <text:p xml:id="id21" text:id="id21"><text:span text:style-name="T6">Usages limités</text:span></text:p>
                      </text:list-item>
                      <text:list-item>
                        <text:p xml:id="id22" text:id="id22"><text:span text:style-name="T6">Dépendanc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ésentation_25_20Géo">
        <office:forms form:automatic-focus="false" form:apply-design-mode="false"/>
        <draw:frame draw:style-name="gr1" draw:text-style-name="P5" draw:layer="layout" svg:width="12.852cm" svg:height="2.385cm" svg:x="10.2cm" svg:y="2.882cm">
          <draw:text-box>
            <text:p><text:span text:style-name="T5">Solutions existantes de géocodage</text:span></text:p>
          </draw:text-box>
        </draw:frame>
        <draw:frame draw:style-name="gr6" draw:text-style-name="P6" draw:layer="layout" svg:width="13.457cm" svg:height="12.403cm" svg:x="10.643cm" svg:y="5.6cm">
          <draw:text-box>
            <text:list text:style-name="L2">
              <text:list-item>
                <text:p xml:id="id23" text:id="id23"><text:span text:style-name="T6">Solutions libres</text:span></text:p>
                <text:list>
                  <text:list-item>
                    <text:p xml:id="id24" text:id="id24"><text:span text:style-name="T6">Données</text:span></text:p>
                    <text:list>
                      <text:list-item>
                        <text:p xml:id="id25" text:id="id25"><text:span text:style-name="T6">OpenStreetMap -&gt; Pas beaucoup d'adresses</text:span></text:p>
                      </text:list-item>
                      <text:list-item>
                        <text:p xml:id="id26" text:id="id26"><text:span text:style-name="T6">Données publiques</text:span></text:p>
                      </text:list-item>
                    </text:list>
                  </text:list-item>
                  <text:list-item>
                    <text:p xml:id="id27" text:id="id27"><text:span text:style-name="T6">Algorithmes</text:span></text:p>
                    <text:list>
                      <text:list-item>
                        <text:p xml:id="id28" text:id="id28"><text:span text:style-name="T6">Pas beaucoup de solutions universelles</text:span></text:p>
                      </text:list-item>
                      <text:list-item>
                        <text:p xml:id="id29" text:id="id29"><text:span text:style-name="T6">Nomatim -&gt; basé sur OpenStreetMap</text:span></text:p>
                      </text:list-item>
                      <text:list-item>
                        <text:p xml:id="id30" text:id="id30"><text:span text:style-name="T6">Plupart des solutions pour données TIGER (USA)</text:span></text:p>
                      </text:list-item>
                    </text:list>
                  </text:list-item>
                </text:list>
              </text:list-item>
              <text:list-item>
                <text:p xml:id="id31" text:id="id31"><text:span text:style-name="T6">Il manque solution globale en Euro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ésentation_25_20Géo">
        <office:forms form:automatic-focus="false" form:apply-design-mode="false"/>
        <draw:frame draw:style-name="gr1" draw:text-style-name="P5" draw:layer="layout" svg:width="11.6cm" svg:height="3.452cm" svg:x="9.8cm" svg:y="2.882cm">
          <draw:text-box>
            <text:p><text:span text:style-name="T5">Open Data: Inventaire (en cours) des données publiques d'adresses</text:span></text:p>
          </draw:text-box>
        </draw:frame>
        <draw:frame draw:style-name="gr7" draw:text-style-name="P6" draw:layer="layout" svg:width="16cm" svg:height="8.931cm" svg:x="10.2cm" svg:y="6.7cm">
          <draw:text-box>
            <text:list text:style-name="L2">
              <text:list-item>
                <text:p xml:id="id32" text:id="id32"><text:span text:style-name="T6">Beaucoup de pays ont des données d'adresses sur base des données cadastrales</text:span></text:p>
              </text:list-item>
              <text:list-item>
                <text:p xml:id="id33" text:id="id33"><text:span text:style-name="T6">Directive INSPIRE</text:span></text:p>
                <text:list>
                  <text:list-item>
                    <text:p xml:id="id34" text:id="id34"><text:span text:style-name="T6">Adresses dans Annexe 1</text:span></text:p>
                  </text:list-item>
                  <text:list-item>
                    <text:p xml:id="id35" text:id="id35"><text:span text:style-name="T6">Services de téléchargement pour l'annexe 1 implémentés depuis fin 2012</text:span></text:p>
                  </text:list-item>
                  <text:list-item>
                    <text:p xml:id="id36" text:id="id36"><text:span text:style-name="T6">Pas d'obligation de gratuité</text:span></text:p>
                  </text:list-item>
                </text:list>
              </text:list-item>
              <text:list-item>
                <text:p xml:id="id37" text:id="id37"><text:span text:style-name="T6">Situations très différentes d'un pays à l'aut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ésentation_25_20Géo">
        <office:forms form:automatic-focus="false" form:apply-design-mode="false"/>
        <draw:frame draw:style-name="gr1" draw:text-style-name="P5" draw:layer="layout" svg:width="11.6cm" svg:height="2.385cm" svg:x="9.8cm" svg:y="2.882cm">
          <draw:text-box>
            <text:p><text:span text:style-name="T5">Exemples de données et de formes de distribution</text:span></text:p>
          </draw:text-box>
        </draw:frame>
        <draw:frame draw:style-name="gr8" draw:text-style-name="P6" draw:layer="layout" svg:width="16cm" svg:height="14.139cm" svg:x="10.2cm" svg:y="5.6cm">
          <draw:text-box>
            <text:list text:style-name="L2">
              <text:list-item>
                <text:p xml:id="id38" text:id="id38"><text:span text:style-name="T6">Données disponibles librement pour tout usage (Open Data)</text:span></text:p>
                <text:list>
                  <text:list-item>
                    <text:p xml:id="id39" text:id="id39"><text:span text:style-name="T6">Fil de syndication Atom</text:span></text:p>
                    <text:list>
                      <text:list-item>
                        <text:p xml:id="id40" text:id="id40"><text:span text:style-name="T6">NL</text:span></text:p>
                      </text:list-item>
                    </text:list>
                  </text:list-item>
                  <text:list-item>
                    <text:p xml:id="id41" text:id="id41"><text:span text:style-name="T6">Téléchargement libre d'un site</text:span></text:p>
                    <text:list>
                      <text:list-item>
                        <text:p xml:id="id42" text:id="id42"><text:span text:style-name="T6">Région bruxelloise</text:span></text:p>
                      </text:list-item>
                      <text:list-item>
                        <text:p xml:id="id43" text:id="id43"><text:span text:style-name="T6">GB (codes postaux)</text:span></text:p>
                      </text:list-item>
                    </text:list>
                  </text:list-item>
                </text:list>
              </text:list-item>
              <text:list-item>
                <text:p xml:id="id44" text:id="id44"><text:span text:style-name="T6">Données disponibles gratuitement pour usage non-commercial</text:span></text:p>
                <text:list>
                  <text:list-item>
                    <text:p xml:id="id45" text:id="id45"><text:span text:style-name="T6">Enregistrement et acceptation de licence en ligne puis téléchargement immédiat</text:span></text:p>
                    <text:list>
                      <text:list-item>
                        <text:p xml:id="id46" text:id="id46"><text:span text:style-name="T6">ES </text:span></text:p>
                      </text:list-item>
                    </text:list>
                  </text:list-item>
                  <text:list-item>
                    <text:p xml:id="id47" text:id="id47"><text:span text:style-name="T6">Procédure administrative de signature de licence</text:span></text:p>
                    <text:list>
                      <text:list-item>
                        <text:p xml:id="id48" text:id="id48"><text:span text:style-name="T6">FR</text:span></text:p>
                      </text:list-item>
                      <text:list-item>
                        <text:p xml:id="id49" text:id="id49"><text:span text:style-name="T6">Flandr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ésentation_25_20Géo">
        <office:forms form:automatic-focus="false" form:apply-design-mode="false"/>
        <draw:frame draw:style-name="gr1" draw:text-style-name="P5" draw:layer="layout" svg:width="11.6cm" svg:height="2.385cm" svg:x="9.8cm" svg:y="2.882cm">
          <draw:text-box>
            <text:p><text:span text:style-name="T5">Exemples de données et de formes de distribution</text:span></text:p>
          </draw:text-box>
        </draw:frame>
        <draw:frame draw:style-name="gr9" draw:text-style-name="P6" draw:layer="layout" svg:width="16cm" svg:height="14.139cm" svg:x="10.2cm" svg:y="5.6cm">
          <draw:text-box>
            <text:list text:style-name="L2">
              <text:list-item>
                <text:p xml:id="id50" text:id="id50"><text:span text:style-name="T6"><text:s/></text:span><text:span text:style-name="T6">Données à accès limité</text:span></text:p>
                <text:list>
                  <text:list-item>
                    <text:p xml:id="id51" text:id="id51"><text:span text:style-name="T6">Pas de diffusion publique prévue, <text:s/>mais données fournies de façon ad-hoc pour la recherche (Wallonie)</text:span></text:p>
                  </text:list-item>
                  <text:list-item>
                    <text:p xml:id="id52" text:id="id52"><text:span text:style-name="T6">Données payantes</text:span></text:p>
                    <text:list>
                      <text:list-item>
                        <text:p xml:id="id53" text:id="id53"><text:span text:style-name="T6">AT, DE, LU, PL, RO, etc...</text:span></text:p>
                      </text:list-item>
                      <text:list-item>
                        <text:p xml:id="id54" text:id="id54"><text:span text:style-name="T6">Coûts souvent élevés</text:span></text:p>
                      </text:list-item>
                      <text:list-item>
                        <text:p xml:id="id55" text:id="id55"><text:span text:style-name="T6">Parfois coût réduit pour l'enseignement et/ou la recherche (ex : AT)</text:span></text:p>
                      </text:list-item>
                    </text:list>
                  </text:list-item>
                </text:list>
              </text:list-item>
              <text:list-item>
                <text:p xml:id="id56" text:id="id56"><text:span text:style-name="T6">Quelques web services publics</text:span></text:p>
                <text:list>
                  <text:list-item>
                    <text:p xml:id="id57" text:id="id57"><text:span text:style-name="T6">Services de décodage et de vérification d'adresses</text:span></text:p>
                  </text:list-item>
                  <text:list-item>
                    <text:p xml:id="id58" text:id="id58"><text:span text:style-name="T6">Services de géocodage</text:span></text:p>
                  </text:list-item>
                  <text:list-item>
                    <text:p xml:id="id59" text:id="id59"><text:span text:style-name="T6">Ex : Region bruxelloise, DE (accès encore limité aux administrations publiqu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ésentation_25_20Géo">
        <office:forms form:automatic-focus="false" form:apply-design-mode="false"/>
        <draw:frame draw:style-name="gr1" draw:text-style-name="P5" draw:layer="layout" svg:width="11.6cm" svg:height="2.385cm" svg:x="9.8cm" svg:y="2.882cm">
          <draw:text-box>
            <text:p><text:span text:style-name="T5">Des données vers un système de géocodage</text:span></text:p>
          </draw:text-box>
        </draw:frame>
        <draw:frame draw:style-name="gr10" draw:text-style-name="P6" draw:layer="layout" svg:width="16cm" svg:height="7.195cm" svg:x="10.2cm" svg:y="5.6cm">
          <draw:text-box>
            <text:list text:style-name="L2">
              <text:list-item>
                <text:p xml:id="id60" text:id="id60"><text:span text:style-name="T6"><text:s/></text:span><text:span text:style-name="T6">Données dans des formes différentes</text:span></text:p>
                <text:list>
                  <text:list-item>
                    <text:p xml:id="id61" text:id="id61"><text:span text:style-name="T6">Liste tabulaire d'adresses avec coordonnées</text:span></text:p>
                  </text:list-item>
                  <text:list-item>
                    <text:p xml:id="id62" text:id="id62"><text:span text:style-name="T6">SIG avec couches différentes à combiner</text:span></text:p>
                  </text:list-item>
                </text:list>
              </text:list-item>
              <text:list-item>
                <text:p xml:id="id63" text:id="id63"><text:span text:style-name="T6">Systèmes nationaux </text:span></text:p>
                <text:list>
                  <text:list-item>
                    <text:p xml:id="id64" text:id="id64"><text:span text:style-name="T6">de projection</text:span></text:p>
                  </text:list-item>
                  <text:list-item>
                    <text:p xml:id="id65" text:id="id65"><text:span text:style-name="T6">d'adresses</text:span></text:p>
                  </text:list-item>
                  <text:list-item>
                    <text:p xml:id="id66" text:id="id66"><text:span text:style-name="T6">d'alphabet et d'encodag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ésentation_25_20Géo">
        <office:forms form:automatic-focus="false" form:apply-design-mode="false"/>
        <draw:frame draw:style-name="gr1" draw:text-style-name="P5" draw:layer="layout" svg:width="11.6cm" svg:height="2.385cm" svg:x="9.8cm" svg:y="2.882cm">
          <draw:text-box>
            <text:p><text:span text:style-name="T5">Des données vers un système de géocodage</text:span></text:p>
          </draw:text-box>
        </draw:frame>
        <draw:frame draw:style-name="gr11" draw:text-style-name="P6" draw:layer="layout" svg:width="16cm" svg:height="15.007cm" svg:x="10.2cm" svg:y="5.6cm">
          <draw:text-box>
            <text:list text:style-name="L2">
              <text:list-item>
                <text:p><text:span text:style-name="T6"><text:s/></text:span><text:span text:style-name="T6">Décodage des adresses à géocoder</text:span></text:p>
              </text:list-item>
              <text:list-item>
                <text:p><text:span text:style-name="T6"><text:s/></text:span><text:span text:style-name="T6">Pas de solutions libres globales</text:span></text:p>
                <text:list>
                  <text:list-item>
                    <text:p><text:span text:style-name="T6"><text:s/></text:span><text:span text:style-name="T6">solutions existantes pour certains pays (surtout USA)</text:span></text:p>
                  </text:list-item>
                </text:list>
              </text:list-item>
              <text:list-item>
                <text:p><text:span text:style-name="T6"><text:s/></text:span><text:span text:style-name="T6">Exemples d'adresses :</text:span></text:p>
                <text:list>
                  <text:list-item>
                    <text:p><text:span text:style-name="T6">54 RUE SAINT LAZARE| 75009 | PARIS</text:span></text:p>
                  </text:list-item>
                  <text:list-item>
                    <text:p><text:span text:style-name="T6">2 AVENUE DE VILLEDIEU, IMMEUBLE SAINT QUENTIN 2000 | 78990 | ELANCOURT</text:span></text:p>
                  </text:list-item>
                  <text:list-item>
                    <text:p><text:span text:style-name="T6">196 RN 6 | 73190 | ST JEOIRE PRIEURE</text:span></text:p>
                  </text:list-item>
                  <text:list-item>
                    <text:p><text:span text:style-name="T6">WOLFHEZERWEG 120 41 | 6874 AW | WOLFHEZE</text:span></text:p>
                  </text:list-item>
                  <text:list-item>
                    <text:p><text:span text:style-name="T6">UNIT 101A LYDNEY HARBOUR ESTATE, HARBOUR ROAD, LYDNEY, GLOUCESTERSHIRE | GL15 4EJ | LYDN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ésentation_25_20Géo">
        <office:forms form:automatic-focus="false" form:apply-design-mode="false"/>
        <draw:frame draw:style-name="gr1" draw:text-style-name="P5" draw:layer="layout" svg:width="11.6cm" svg:height="3.452cm" svg:x="9.8cm" svg:y="2.882cm">
          <draw:text-box>
            <text:p><text:span text:style-name="T5">Les principes de la solution mise en place (travail en cours)</text:span></text:p>
          </draw:text-box>
        </draw:frame>
        <draw:frame draw:style-name="gr12" draw:text-style-name="P6" draw:layer="layout" svg:width="16cm" svg:height="10.667cm" svg:x="10.2cm" svg:y="7cm">
          <draw:text-box>
            <text:list text:style-name="L2">
              <text:list-item>
                <text:p xml:id="id67" text:id="id67"><text:span text:style-name="T6">Données dans PostgreSQL/PostGIS</text:span></text:p>
              </text:list-item>
              <text:list-item>
                <text:p xml:id="id68" text:id="id68"><text:span text:style-name="T6">Traitement des données pays par pays</text:span></text:p>
                <text:list>
                  <text:list-item>
                    <text:p xml:id="id69" text:id="id69"><text:span text:style-name="T6">Décodage des adresses selon règles ad-hoc</text:span></text:p>
                  </text:list-item>
                  <text:list-item>
                    <text:p xml:id="id70" text:id="id70"><text:span text:style-name="T6">Géocodage</text:span></text:p>
                  </text:list-item>
                </text:list>
              </text:list-item>
              <text:list-item>
                <text:p xml:id="id71" text:id="id71"><text:span text:style-name="T6">SQL avec fonctions et opérateurs de la recherche plein texte de PostgreSQL (types tsvector/tsquery, opérateur @@)</text:span></text:p>
              </text:list-item>
              <text:list-item>
                <text:p xml:id="id72" text:id="id72"><text:span text:style-name="T6">Développement de fonctions PL/PGSQL pour traitements plus complexes (ex : interpolation de localisation pour numéros de maison inconnu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ésentation_25_20Géo">
        <office:forms form:automatic-focus="false" form:apply-design-mode="false"/>
        <draw:frame draw:style-name="gr1" draw:text-style-name="P5" draw:layer="layout" svg:width="11.6cm" svg:height="1.318cm" svg:x="9.8cm" svg:y="2.882cm">
          <draw:text-box>
            <text:p><text:span text:style-name="T5">Perspectives</text:span></text:p>
          </draw:text-box>
        </draw:frame>
        <draw:frame draw:style-name="gr13" draw:text-style-name="P6" draw:layer="layout" svg:width="16cm" svg:height="9.799cm" svg:x="10.2cm" svg:y="7cm">
          <draw:text-box>
            <text:list text:style-name="L2">
              <text:list-item>
                <text:p xml:id="id73" text:id="id73"><text:span text:style-name="T6">Espoir d'une libération générale des données d'adresses en Europe</text:span></text:p>
                <text:list>
                  <text:list-item>
                    <text:p xml:id="id74" text:id="id74"><text:span text:style-name="T6">INSPIRE</text:span></text:p>
                  </text:list-item>
                  <text:list-item>
                    <text:p xml:id="id75" text:id="id75"><text:span text:style-name="T6">Etudes et exemples montrant valeur ajoutée de la libération (ex : DK, UK)</text:span></text:p>
                  </text:list-item>
                </text:list>
              </text:list-item>
              <text:list-item>
                <text:p xml:id="id76" text:id="id76"><text:span text:style-name="T6">Nécessité d'un effort commun pour le développement d'un système de géocodage libre </text:span></text:p>
                <text:list>
                  <text:list-item>
                    <text:p xml:id="id77" text:id="id77"><text:span text:style-name="T6">Sur base de ces données publiques</text:span></text:p>
                  </text:list-item>
                  <text:list-item>
                    <text:p xml:id="id78" text:id="id78"><text:span text:style-name="T6">Sous forme de web service public</text:span></text:p>
                  </text:list-item>
                </text:list>
              </text:list-item>
              <text:list-item>
                <text:p xml:id="id79" text:id="id79"><text:span text:style-name="T6">Projet Européen 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ésentation_25_20Géo">
        <office:forms form:automatic-focus="false" form:apply-design-mode="false"/>
        <draw:frame draw:style-name="gr1" draw:text-style-name="P5" draw:layer="layout" svg:width="11.6cm" svg:height="1.318cm" svg:x="9.8cm" svg:y="2.882cm">
          <draw:text-box>
            <text:p><text:span text:style-name="T5">Merci !</text:span></text:p>
          </draw:text-box>
        </draw:frame>
        <draw:frame draw:style-name="gr14" draw:text-style-name="P6" draw:layer="layout" svg:width="16cm" svg:height="3.723cm" svg:x="10.2cm" svg:y="10cm">
          <draw:text-box>
            <text:p><text:span text:style-name="T6">Moritz Lennert</text:span></text:p>
            <text:p><text:span text:style-name="T6">Département de Géographie</text:span></text:p>
            <text:p><text:span text:style-name="T6">Université Libre de Bruxelles</text:span></text:p>
            <text:p><text:span text:style-name="T6">moritz.lennert@ulb.ac.b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ésentation_25_20Géo-background" style:display-name="Présentation%20Géo-background" style:family="presentation">
      <style:graphic-properties draw:stroke="none" draw:fill="none"/>
      <style:text-properties style:letter-kerning="true"/>
    </style:style>
    <style:style style:name="Présentation_25_20Géo-backgroundobjects" style:display-name="Présentation%20Gé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ésentation_25_20Géo-notes" style:display-name="Présentation%20Gé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ésentation_25_20Géo-outline1" style:display-name="Présentation%20Géo-outline1" style:family="presentation">
      <style:graphic-properties draw:stroke="none" draw:fill="none" draw:auto-grow-height="false" draw:fit-to-size="shrink-to-fit">
        <text:list-style style:name="Présentation_25_20Géo-outline1" style:display-name="Présentation%20Gé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ésentation_25_20Géo-outline2" style:display-name="Présentation%20Géo-outline2" style:family="presentation" style:parent-style-name="Présentation_25_20Géo-outline1">
      <style:paragraph-properties fo:margin-top="0cm" fo:margin-bottom="0.4cm"/>
      <style:text-properties fo:font-size="28pt" style:font-size-asian="28pt" style:font-size-complex="28pt"/>
    </style:style>
    <style:style style:name="Présentation_25_20Géo-outline3" style:display-name="Présentation%20Géo-outline3" style:family="presentation" style:parent-style-name="Présentation_25_20Géo-outline2">
      <style:paragraph-properties fo:margin-top="0cm" fo:margin-bottom="0.3cm"/>
      <style:text-properties fo:font-size="24pt" style:font-size-asian="24pt" style:font-size-complex="24pt"/>
    </style:style>
    <style:style style:name="Présentation_25_20Géo-outline4" style:display-name="Présentation%20Géo-outline4" style:family="presentation" style:parent-style-name="Présentation_25_20Géo-outline3">
      <style:paragraph-properties fo:margin-top="0cm" fo:margin-bottom="0.2cm"/>
      <style:text-properties fo:font-size="20pt" style:font-size-asian="20pt" style:font-size-complex="20pt"/>
    </style:style>
    <style:style style:name="Présentation_25_20Géo-outline5" style:display-name="Présentation%20Géo-outline5" style:family="presentation" style:parent-style-name="Présentation_25_20Géo-outline4">
      <style:paragraph-properties fo:margin-top="0cm" fo:margin-bottom="0.1cm"/>
      <style:text-properties fo:font-size="20pt" style:font-size-asian="20pt" style:font-size-complex="20pt"/>
    </style:style>
    <style:style style:name="Présentation_25_20Géo-outline6" style:display-name="Présentation%20Géo-outline6" style:family="presentation" style:parent-style-name="Présentation_25_20Géo-outline5">
      <style:paragraph-properties fo:margin-top="0cm" fo:margin-bottom="0.1cm"/>
      <style:text-properties fo:font-size="20pt" style:font-size-asian="20pt" style:font-size-complex="20pt"/>
    </style:style>
    <style:style style:name="Présentation_25_20Géo-outline7" style:display-name="Présentation%20Géo-outline7" style:family="presentation" style:parent-style-name="Présentation_25_20Géo-outline6">
      <style:paragraph-properties fo:margin-top="0cm" fo:margin-bottom="0.1cm"/>
      <style:text-properties fo:font-size="20pt" style:font-size-asian="20pt" style:font-size-complex="20pt"/>
    </style:style>
    <style:style style:name="Présentation_25_20Géo-outline8" style:display-name="Présentation%20Géo-outline8" style:family="presentation" style:parent-style-name="Présentation_25_20Géo-outline7">
      <style:paragraph-properties fo:margin-top="0cm" fo:margin-bottom="0.1cm"/>
      <style:text-properties fo:font-size="20pt" style:font-size-asian="20pt" style:font-size-complex="20pt"/>
    </style:style>
    <style:style style:name="Présentation_25_20Géo-outline9" style:display-name="Présentation%20Géo-outline9" style:family="presentation" style:parent-style-name="Présentation_25_20Géo-outline8">
      <style:paragraph-properties fo:margin-top="0cm" fo:margin-bottom="0.1cm"/>
      <style:text-properties fo:font-size="20pt" style:font-size-asian="20pt" style:font-size-complex="20pt"/>
    </style:style>
    <style:style style:name="Présentation_25_20Géo-subtitle" style:display-name="Présentation%20Géo-subtitle" style:family="presentation">
      <style:graphic-properties draw:stroke="none" draw:fill="none" draw:textarea-vertical-align="middle">
        <text:list-style style:name="Présentation_25_20Géo-subtitle" style:display-name="Présentation%20Gé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ésentation_25_20Géo-title" style:display-name="Présentation%20Géo-title" style:family="presentation">
      <style:graphic-properties draw:stroke="none" draw:fill="none" draw:textarea-vertical-align="middle">
        <text:list-style style:name="Présentation_25_20Géo-title" style:display-name="Présentation%20Gé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ésentation_25_20Gé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ésentation_25_20Gé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ésentation_25_20Gé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ésentation_25_20Géo" style:display-name="Présentation%20Géo" style:page-layout-name="PM1" draw:style-name="Mdp1">
      <draw:frame presentation:style-name="Présentation_25_20Géo-title" draw:layer="backgroundobjects" svg:width="25.199cm" svg:height="3.506cm" svg:x="1.4cm" svg:y="0.837cm" presentation:class="title" presentation:placeholder="true">
        <draw:text-box/>
      </draw:frame>
      <draw:frame presentation:style-name="Présentation_25_20Gé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11.838cm" svg:height="1.79cm" svg:x="0cm" svg:y="0.01cm">
        <draw:image xlink:href="Pictures/1000000000000443000000A5794E6C52.jpg" xlink:type="simple" xlink:show="embed" xlink:actuate="onLoad">
          <text:p/>
        </draw:image>
      </draw:frame>
      <presentation:notes style:page-layout-name="PM0">
        <draw:page-thumbnail presentation:style-name="Présentation_25_20Géo-title" draw:layer="backgroundobjects" svg:width="14.848cm" svg:height="11.135cm" svg:x="3.075cm" svg:y="2.257cm" presentation:class="page"/>
        <draw:frame presentation:style-name="Présentation_25_20Gé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1:54:12</meta:creation-date>
    <meta:editing-duration>PT3H18M25S</meta:editing-duration>
    <meta:editing-cycles>35</meta:editing-cycles>
    <meta:generator>LibreOffice/3.5$Linux_x86 LibreOffice_project/350m1$Build-2</meta:generator>
    <dc:title>Présentation Géo</dc:title>
    <meta:initial-creator>Moritz Lennert</meta:initial-creator>
    <dc:date>2013-06-10T07:59:12</dc:date>
    <dc:creator>Moritz Lennert</dc:creator>
    <meta:document-statistic meta:object-count="72"/>
    <meta:template xlink:type="simple" xlink:actuate="onRequest" xlink:title="Présentation Géo" xlink:href="../../../../../data/home/mlennert/.config/libreoffice/4/user/template/Présentation%20Géo.otp" meta:date="2013-02-14T10:38:10"/>
  </office:meta>
</office:document-meta>
</file>